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'DejaVu Sans Mono', 'Droid Sans Mono', monospace, monospace, 'Droid Sans Fallback'," svg:font-family="''DejaVu Sans Mono', 'Droid Sans Mono', monospace, monospace, 'Droid Sans Fallback',', ', 'Droid Sans Mono',', ', monospace,', monospace, ', 'Droid Sans Fallback', 'font-weight: normal', 'font-size: 14px', 'line-height: 19px', 'white-space: pre'"/>
    <style:font-face style:name="'DejaVu Sans Mono" svg:font-family="''DejaVu Sans Mono', 'Droid Sans Mono', monospace, monospace, 'Droid Sans Fallback', ',', 'Droid Sans Mono', ',', monospace, ', monospace,', 'Droid Sans Fallback', 'font-weight: normal', 'font-size: 14px', 'line-height: 19px', 'white-space: pre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3pt" officeooo:rsid="00068109" officeooo:paragraph-rsid="00068109" style:font-size-asian="13pt" style:font-size-complex="13pt"/>
    </style:style>
    <style:style style:name="P2" style:family="paragraph" style:parent-style-name="Standard">
      <style:paragraph-properties fo:text-align="justify" style:justify-single-word="false"/>
      <style:text-properties fo:font-size="12pt" fo:language="it" fo:country="IT" officeooo:rsid="00068109" officeooo:paragraph-rsid="00068109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3pt" fo:language="it" fo:country="IT" officeooo:rsid="00068109" officeooo:paragraph-rsid="00068109" style:font-size-asian="13pt" style:language-asian="zxx" style:country-asian="none" style:font-size-complex="13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size="13pt" fo:language="it" fo:country="IT" officeooo:rsid="00068109" officeooo:paragraph-rsid="00068109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13pt" fo:font-weight="bold" officeooo:rsid="0022bce0" officeooo:paragraph-rsid="0022bce0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3pt" fo:font-weight="bold" officeooo:rsid="0022bce0" officeooo:paragraph-rsid="004017ba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3pt" fo:font-weight="bold" officeooo:rsid="00283874" officeooo:paragraph-rsid="00283874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3pt" fo:font-weight="bold" officeooo:rsid="004017ba" officeooo:paragraph-rsid="004017ba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language="it" fo:country="IT" fo:font-weight="bold" officeooo:rsid="00068109" officeooo:paragraph-rsid="00068109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language="it" fo:country="IT" fo:font-weight="bold" officeooo:rsid="00344381" officeooo:paragraph-rsid="00344381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language="it" fo:country="IT" fo:font-weight="normal" officeooo:rsid="00068109" officeooo:paragraph-rsid="0006810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language="it" fo:country="IT" fo:font-weight="normal" officeooo:rsid="00068109" officeooo:paragraph-rsid="00068109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language="it" fo:country="IT" fo:font-weight="normal" officeooo:rsid="00082dc2" officeooo:paragraph-rsid="00082dc2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language="it" fo:country="IT" fo:font-weight="normal" officeooo:rsid="00082dc2" officeooo:paragraph-rsid="00096c4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it" fo:country="IT" fo:font-weight="normal" officeooo:rsid="00344381" officeooo:paragraph-rsid="0034438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it" fo:country="IT" fo:font-weight="normal" officeooo:rsid="0009e568" officeooo:paragraph-rsid="0009e56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it" fo:country="IT" fo:font-weight="normal" officeooo:rsid="003cf2a5" officeooo:paragraph-rsid="003cf2a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283874" officeooo:paragraph-rsid="002aa48b" style:font-size-asian="10.5pt" style:font-weight-asian="normal" style:font-size-complex="12pt" style:font-weight-complex="normal"/>
    </style:style>
    <style:style style:name="P19" style:family="paragraph" style:parent-style-name="Standard" style:list-style-name="L2">
      <style:text-properties officeooo:paragraph-rsid="000ffe66"/>
    </style:style>
    <style:style style:name="P20" style:family="paragraph" style:parent-style-name="Standard">
      <style:text-properties fo:color="#d4d4d4" style:font-name="'DejaVu Sans Mono', 'Droid Sans Mono', monospace, monospace, 'Droid Sans Fallback'," fo:font-size="11pt" fo:language="it" fo:country="IT" fo:font-weight="normal" officeooo:rsid="000ffe66" officeooo:paragraph-rsid="000ffe66" fo:background-color="#1e1e1e" style:font-size-asian="11pt" style:font-weight-asian="normal" style:font-size-complex="11pt" style:font-weight-complex="normal"/>
    </style:style>
    <style:style style:name="P21" style:family="paragraph" style:parent-style-name="Standard">
      <style:text-properties fo:color="#d4d4d4" style:font-name="'DejaVu Sans Mono" fo:font-size="11pt" fo:background-color="#1e1e1e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fo:color="#d4d4d4" style:font-name="'DejaVu Sans Mono" fo:font-size="11pt" officeooo:paragraph-rsid="0009e568" fo:background-color="#1e1e1e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fo:color="#d4d4d4" style:font-name="'DejaVu Sans Mono" fo:font-size="13pt" fo:font-weight="bold" officeooo:rsid="004017ba" officeooo:paragraph-rsid="004017ba" fo:background-color="#1e1e1e" style:font-size-asian="13pt" style:font-weight-asian="bold" style:font-size-complex="13pt" style:font-weight-complex="bold"/>
    </style:style>
    <style:style style:name="P24" style:family="paragraph" style:parent-style-name="Standard">
      <style:text-properties officeooo:paragraph-rsid="000ffe66"/>
    </style:style>
    <style:style style:name="P25" style:family="paragraph" style:parent-style-name="Standard">
      <style:paragraph-properties fo:text-align="justify" style:justify-single-word="false"/>
      <style:text-properties officeooo:rsid="000ffe66" officeooo:paragraph-rsid="000ffe66"/>
    </style:style>
    <style:style style:name="P26" style:family="paragraph" style:parent-style-name="Standard">
      <style:text-properties officeooo:paragraph-rsid="0013d229"/>
    </style:style>
    <style:style style:name="P27" style:family="paragraph" style:parent-style-name="Standard">
      <style:text-properties officeooo:rsid="000b7a30" officeooo:paragraph-rsid="000eb463"/>
    </style:style>
    <style:style style:name="P28" style:family="paragraph" style:parent-style-name="Standard">
      <style:paragraph-properties fo:text-align="justify" style:justify-single-word="false"/>
      <style:text-properties officeooo:rsid="000b7a30" officeooo:paragraph-rsid="000eb463"/>
    </style:style>
    <style:style style:name="P29" style:family="paragraph" style:parent-style-name="Standard">
      <style:paragraph-properties fo:text-align="center" style:justify-single-word="false"/>
      <style:text-properties fo:font-size="16pt" fo:language="it" fo:country="IT" fo:font-weight="bold" officeooo:rsid="00068109" officeooo:paragraph-rsid="00068109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justify" style:justify-single-word="false"/>
      <style:text-properties officeooo:paragraph-rsid="0013d229"/>
    </style:style>
    <style:style style:name="P31" style:family="paragraph" style:parent-style-name="Standard">
      <style:paragraph-properties fo:text-align="justify" style:justify-single-word="false"/>
      <style:text-properties officeooo:paragraph-rsid="0016a447"/>
    </style:style>
    <style:style style:name="P32" style:family="paragraph" style:parent-style-name="Standard">
      <style:paragraph-properties fo:text-align="justify" style:justify-single-word="false"/>
      <style:text-properties officeooo:paragraph-rsid="0019c8c6"/>
    </style:style>
    <style:style style:name="P33" style:family="paragraph" style:parent-style-name="Standard">
      <style:paragraph-properties fo:text-align="justify" style:justify-single-word="false"/>
      <style:text-properties officeooo:paragraph-rsid="0035cd05"/>
    </style:style>
    <style:style style:name="T1" style:family="text">
      <style:text-properties fo:language="it" fo:country="IT"/>
    </style:style>
    <style:style style:name="T2" style:family="text">
      <style:text-properties fo:language="it" fo:country="IT" officeooo:rsid="0009e568"/>
    </style:style>
    <style:style style:name="T3" style:family="text">
      <style:text-properties fo:language="it" fo:country="IT" fo:font-weight="bold" style:font-weight-asian="bold" style:font-weight-complex="bold"/>
    </style:style>
    <style:style style:name="T4" style:family="text">
      <style:text-properties fo:language="it" fo:country="IT" fo:font-weight="bold" officeooo:rsid="0009e568" style:font-weight-asian="bold" style:font-weight-complex="bold"/>
    </style:style>
    <style:style style:name="T5" style:family="text">
      <style:text-properties fo:language="it" fo:country="IT" fo:font-weight="bold" officeooo:rsid="0013d229" style:font-weight-asian="bold" style:font-weight-complex="bold"/>
    </style:style>
    <style:style style:name="T6" style:family="text">
      <style:text-properties fo:language="it" fo:country="IT" fo:font-weight="bold" officeooo:rsid="0016a447" style:font-weight-asian="bold" style:font-weight-complex="bold"/>
    </style:style>
    <style:style style:name="T7" style:family="text">
      <style:text-properties fo:language="it" fo:country="IT" fo:font-weight="bold" officeooo:rsid="0019c8c6" style:font-weight-asian="bold" style:font-weight-complex="bold"/>
    </style:style>
    <style:style style:name="T8" style:family="text">
      <style:text-properties fo:language="it" fo:country="IT" fo:font-weight="normal" style:font-weight-asian="normal" style:font-weight-complex="normal"/>
    </style:style>
    <style:style style:name="T9" style:family="text">
      <style:text-properties fo:language="it" fo:country="IT" fo:font-weight="normal" officeooo:rsid="0009e568" style:font-weight-asian="normal" style:font-weight-complex="normal"/>
    </style:style>
    <style:style style:name="T10" style:family="text">
      <style:text-properties fo:language="it" fo:country="IT" fo:font-weight="normal" officeooo:rsid="0010b63d" style:font-weight-asian="normal" style:font-weight-complex="normal"/>
    </style:style>
    <style:style style:name="T11" style:family="text">
      <style:text-properties fo:language="it" fo:country="IT" fo:font-weight="normal" officeooo:rsid="0013d229" style:font-weight-asian="normal" style:font-weight-complex="normal"/>
    </style:style>
    <style:style style:name="T12" style:family="text">
      <style:text-properties fo:language="it" fo:country="IT" fo:font-weight="normal" officeooo:rsid="00153e44" style:font-weight-asian="normal" style:font-weight-complex="normal"/>
    </style:style>
    <style:style style:name="T13" style:family="text">
      <style:text-properties fo:language="it" fo:country="IT" fo:font-weight="normal" officeooo:rsid="0016a447" style:font-weight-asian="normal" style:font-weight-complex="normal"/>
    </style:style>
    <style:style style:name="T14" style:family="text">
      <style:text-properties fo:language="it" fo:country="IT" fo:font-weight="normal" officeooo:rsid="001f10a6" style:font-weight-asian="normal" style:font-weight-complex="normal"/>
    </style:style>
    <style:style style:name="T15" style:family="text">
      <style:text-properties fo:language="it" fo:country="IT" fo:font-weight="normal" officeooo:rsid="001f1cf9" style:font-weight-asian="normal" style:font-weight-complex="normal"/>
    </style:style>
    <style:style style:name="T16" style:family="text">
      <style:text-properties fo:language="it" fo:country="IT" fo:font-weight="normal" officeooo:rsid="001f9eff" style:font-weight-asian="normal" style:font-weight-complex="normal"/>
    </style:style>
    <style:style style:name="T17" style:family="text">
      <style:text-properties fo:language="it" fo:country="IT" fo:font-weight="normal" officeooo:rsid="00206f16" style:font-weight-asian="normal" style:font-weight-complex="normal"/>
    </style:style>
    <style:style style:name="T18" style:family="text">
      <style:text-properties fo:language="it" fo:country="IT" fo:font-weight="normal" officeooo:rsid="002123b2" style:font-weight-asian="normal" style:font-weight-complex="normal"/>
    </style:style>
    <style:style style:name="T19" style:family="text">
      <style:text-properties fo:language="it" fo:country="IT" fo:font-weight="normal" officeooo:rsid="000ffe66" style:font-weight-asian="normal" style:font-weight-complex="normal"/>
    </style:style>
    <style:style style:name="T20" style:family="text">
      <style:text-properties fo:language="it" fo:country="IT" fo:font-weight="normal" officeooo:rsid="00249ccf" style:font-weight-asian="normal" style:font-weight-complex="normal"/>
    </style:style>
    <style:style style:name="T21" style:family="text">
      <style:text-properties fo:language="it" fo:country="IT" fo:font-weight="normal" officeooo:rsid="0024a63f" style:font-weight-asian="normal" style:font-weight-complex="normal"/>
    </style:style>
    <style:style style:name="T22" style:family="text">
      <style:text-properties fo:language="it" fo:country="IT" fo:font-weight="normal" officeooo:rsid="0024a82a" style:font-weight-asian="normal" style:font-weight-complex="normal"/>
    </style:style>
    <style:style style:name="T23" style:family="text">
      <style:text-properties fo:language="it" fo:country="IT" fo:font-weight="normal" officeooo:rsid="00261b25" style:font-weight-asian="normal" style:font-weight-complex="normal"/>
    </style:style>
    <style:style style:name="T24" style:family="text">
      <style:text-properties fo:language="it" fo:country="IT" fo:font-weight="normal" officeooo:rsid="0026db8d" style:font-weight-asian="normal" style:font-weight-complex="normal"/>
    </style:style>
    <style:style style:name="T25" style:family="text">
      <style:text-properties fo:language="it" fo:country="IT" fo:font-weight="normal" officeooo:rsid="0028ee59" style:font-weight-asian="normal" style:font-weight-complex="normal"/>
    </style:style>
    <style:style style:name="T26" style:family="text">
      <style:text-properties fo:language="it" fo:country="IT" officeooo:rsid="000cde49"/>
    </style:style>
    <style:style style:name="T27" style:family="text">
      <style:text-properties fo:language="it" fo:country="IT" officeooo:rsid="000eb463"/>
    </style:style>
    <style:style style:name="T28" style:family="text">
      <style:text-properties fo:language="it" fo:country="IT" officeooo:rsid="0019c8c6"/>
    </style:style>
    <style:style style:name="T29" style:family="text">
      <style:text-properties fo:language="it" fo:country="IT" officeooo:rsid="001aba21"/>
    </style:style>
    <style:style style:name="T30" style:family="text">
      <style:text-properties fo:language="it" fo:country="IT" officeooo:rsid="001bc196"/>
    </style:style>
    <style:style style:name="T31" style:family="text">
      <style:text-properties fo:language="it" fo:country="IT" officeooo:rsid="001c7c1f"/>
    </style:style>
    <style:style style:name="T32" style:family="text">
      <style:text-properties fo:language="it" fo:country="IT" officeooo:rsid="001de39d"/>
    </style:style>
    <style:style style:name="T33" style:family="text">
      <style:text-properties fo:language="it" fo:country="IT" officeooo:rsid="001e67dc"/>
    </style:style>
    <style:style style:name="T34" style:family="text">
      <style:text-properties fo:language="it" fo:country="IT" officeooo:rsid="0028ee59"/>
    </style:style>
    <style:style style:name="T35" style:family="text">
      <style:text-properties fo:language="it" fo:country="IT" officeooo:rsid="002aa48b"/>
    </style:style>
    <style:style style:name="T36" style:family="text">
      <style:text-properties fo:language="it" fo:country="IT" officeooo:rsid="002b6be2"/>
    </style:style>
    <style:style style:name="T37" style:family="text">
      <style:text-properties fo:language="it" fo:country="IT" officeooo:rsid="002d67e0"/>
    </style:style>
    <style:style style:name="T38" style:family="text">
      <style:text-properties fo:language="it" fo:country="IT" officeooo:rsid="002f221f"/>
    </style:style>
    <style:style style:name="T39" style:family="text">
      <style:text-properties fo:language="it" fo:country="IT" officeooo:rsid="0031045c"/>
    </style:style>
    <style:style style:name="T40" style:family="text">
      <style:text-properties fo:language="it" fo:country="IT" officeooo:rsid="003226df"/>
    </style:style>
    <style:style style:name="T41" style:family="text">
      <style:text-properties fo:language="it" fo:country="IT" officeooo:rsid="00344381"/>
    </style:style>
    <style:style style:name="T42" style:family="text">
      <style:text-properties fo:language="it" fo:country="IT" officeooo:rsid="00361034" style:language-asian="zxx" style:country-asian="none" style:language-complex="zxx" style:country-complex="none"/>
    </style:style>
    <style:style style:name="T43" style:family="text">
      <style:text-properties style:language-asian="zxx" style:country-asian="none" style:language-complex="zxx" style:country-complex="none"/>
    </style:style>
    <style:style style:name="T44" style:family="text">
      <style:text-properties officeooo:rsid="00082dc2" style:language-asian="zxx" style:country-asian="none" style:language-complex="zxx" style:country-complex="none"/>
    </style:style>
    <style:style style:name="T45" style:family="text">
      <style:text-properties officeooo:rsid="00096c4e" style:language-asian="zxx" style:country-asian="none" style:language-complex="zxx" style:country-complex="none"/>
    </style:style>
    <style:style style:name="T46" style:family="text">
      <style:text-properties officeooo:rsid="003e6b7e" style:language-asian="zxx" style:country-asian="none" style:language-complex="zxx" style:country-complex="none"/>
    </style:style>
    <style:style style:name="T47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48" style:family="text">
      <style:text-properties fo:font-weight="bold" officeooo:rsid="00082dc2" style:language-asian="zxx" style:country-asian="none" style:font-weight-asian="bold" style:language-complex="zxx" style:country-complex="none" style:font-weight-complex="bold"/>
    </style:style>
    <style:style style:name="T49" style:family="text">
      <style:text-properties fo:font-weight="bold" officeooo:rsid="00096c4e" style:language-asian="zxx" style:country-asian="none" style:font-weight-asian="bold" style:language-complex="zxx" style:country-complex="none" style:font-weight-complex="bold"/>
    </style:style>
    <style:style style:name="T50" style:family="text">
      <style:text-properties fo:color="#569cd6"/>
    </style:style>
    <style:style style:name="T51" style:family="text">
      <style:text-properties fo:color="#569cd6" style:language-asian="zxx" style:country-asian="none" style:language-complex="zxx" style:country-complex="none"/>
    </style:style>
    <style:style style:name="T52" style:family="text">
      <style:text-properties fo:color="#569cd6" style:font-name="'DejaVu Sans Mono', 'Droid Sans Mono', monospace, monospace, 'Droid Sans Fallback'," fo:font-size="11pt" fo:language="it" fo:country="IT" fo:font-weight="normal" officeooo:rsid="000ffe66" fo:background-color="#1e1e1e" loext:char-shading-value="0" style:font-size-asian="11pt" style:font-weight-asian="normal" style:font-size-complex="11pt" style:font-weight-complex="normal"/>
    </style:style>
    <style:style style:name="T53" style:family="text">
      <style:text-properties fo:color="#569cd6" fo:font-size="12pt" fo:language="it" fo:country="IT" fo:font-weight="normal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54" style:family="text">
      <style:text-properties fo:color="#d4d4d4" style:font-name="'DejaVu Sans Mono', 'Droid Sans Mono', monospace, monospace, 'Droid Sans Fallback'," fo:font-size="11pt" fo:language="it" fo:country="IT" fo:font-weight="normal" officeooo:rsid="000ffe66" fo:background-color="#1e1e1e" loext:char-shading-value="0" style:font-size-asian="11pt" style:font-weight-asian="normal" style:font-size-complex="11pt" style:font-weight-complex="normal"/>
    </style:style>
    <style:style style:name="T55" style:family="text">
      <style:text-properties fo:color="#dcdcaa" style:language-asian="zxx" style:country-asian="none" style:language-complex="zxx" style:country-complex="none"/>
    </style:style>
    <style:style style:name="T56" style:family="text">
      <style:text-properties fo:color="#dcdcaa" style:font-name="'DejaVu Sans Mono', 'Droid Sans Mono', monospace, monospace, 'Droid Sans Fallback'," fo:font-size="11pt" fo:language="it" fo:country="IT" fo:font-weight="normal" officeooo:rsid="000ffe66" fo:background-color="#1e1e1e" loext:char-shading-value="0" style:font-size-asian="11pt" style:font-weight-asian="normal" style:font-size-complex="11pt" style:font-weight-complex="normal"/>
    </style:style>
    <style:style style:name="T57" style:family="text">
      <style:text-properties fo:color="#dcdcaa" fo:font-size="12pt" fo:language="it" fo:country="IT" fo:font-weight="normal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58" style:family="text">
      <style:text-properties fo:color="#4ec9b0" style:language-asian="zxx" style:country-asian="none" style:language-complex="zxx" style:country-complex="none"/>
    </style:style>
    <style:style style:name="T59" style:family="text">
      <style:text-properties fo:color="#4ec9b0" style:font-name="'DejaVu Sans Mono', 'Droid Sans Mono', monospace, monospace, 'Droid Sans Fallback'," fo:font-size="11pt" fo:language="it" fo:country="IT" fo:font-weight="normal" officeooo:rsid="000ffe66" fo:background-color="#1e1e1e" loext:char-shading-value="0" style:font-size-asian="11pt" style:font-weight-asian="normal" style:font-size-complex="11pt" style:font-weight-complex="normal"/>
    </style:style>
    <style:style style:name="T60" style:family="text">
      <style:text-properties fo:color="#4ec9b0" fo:language="zxx" fo:country="none" style:language-asian="zxx" style:country-asian="none" style:language-complex="zxx" style:country-complex="none"/>
    </style:style>
    <style:style style:name="T61" style:family="text">
      <style:text-properties fo:color="#4ec9b0" fo:font-size="12pt" fo:language="it" fo:country="IT" fo:font-weight="normal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62" style:family="text">
      <style:text-properties fo:color="#9cdcfe" style:language-asian="zxx" style:country-asian="none" style:language-complex="zxx" style:country-complex="none"/>
    </style:style>
    <style:style style:name="T63" style:family="text">
      <style:text-properties fo:color="#9cdcfe" style:font-name="'DejaVu Sans Mono', 'Droid Sans Mono', monospace, monospace, 'Droid Sans Fallback'," fo:font-size="11pt" fo:language="it" fo:country="IT" fo:font-weight="normal" officeooo:rsid="000ffe66" fo:background-color="#1e1e1e" loext:char-shading-value="0" style:font-size-asian="11pt" style:font-weight-asian="normal" style:font-size-complex="11pt" style:font-weight-complex="normal"/>
    </style:style>
    <style:style style:name="T64" style:family="text">
      <style:text-properties fo:color="#9cdcfe" fo:font-size="12pt" fo:language="it" fo:country="IT" fo:font-weight="normal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1f10a6" style:font-weight-asian="normal" style:font-weight-complex="normal"/>
    </style:style>
    <style:style style:name="T67" style:family="text">
      <style:text-properties officeooo:rsid="00283874"/>
    </style:style>
    <style:style style:name="T68" style:family="text">
      <style:text-properties fo:language="zxx" fo:country="none" style:language-asian="zxx" style:country-asian="none" style:language-complex="zxx" style:country-complex="none"/>
    </style:style>
    <style:style style:name="T69" style:family="text">
      <style:text-properties fo:font-size="12pt" fo:language="it" fo:country="IT" fo:font-weight="normal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70" style:family="text">
      <style:text-properties fo:font-size="12pt" fo:language="it" fo:country="IT" fo:font-weight="normal" officeooo:rsid="0035cd0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71" style:family="text">
      <style:text-properties fo:font-size="12pt" fo:language="it" fo:country="IT" fo:font-weight="normal" officeooo:rsid="0036103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72" style:family="text">
      <style:text-properties fo:font-size="12pt" fo:language="it" fo:country="IT" fo:font-weight="normal" officeooo:rsid="0038f86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73" style:family="text">
      <style:text-properties fo:font-size="12pt" fo:language="it" fo:country="IT" fo:font-weight="normal" officeooo:rsid="0039c4f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74" style:family="text">
      <style:text-properties fo:font-size="12pt" fo:language="it" fo:country="IT" officeooo:rsid="00361034" style:font-size-asian="10.5pt" style:language-asian="zxx" style:country-asian="none" style:font-size-complex="12pt" style:language-complex="zxx" style:country-complex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Primo progetto intermedio A.A. 2020-2021</text:p>
      <text:p text:style-name="P4">Nicola Vetrini, Matricola 600199</text:p>
      <text:p text:style-name="P1"/>
      <text:p text:style-name="P2">Il progetto consiste nella realizzazione di componenti software per la realizzazione e l’analisi di una rete sociale basata su post testuali. Ho diviso l’implementazione in una classe Post<text:span text:style-name="T43">, con i relativi campi descritti nel seguito, e la classe SocialNetwork, che ha il compito di memorizzare, analizzare e modificare la rete sociale creata dai post.</text:span></text:p>
      <text:p text:style-name="P3"/>
      <text:p text:style-name="P9">La classe Post</text:p>
      <text:p text:style-name="P11">La classe Post ha uno stato interno costituito da una <text:span text:style-name="T67">5</text:span>-upla:</text:p>
      <text:list xml:id="list1068659962" text:style-name="L1">
        <text:list-item>
          <text:p text:style-name="P12"><text:span text:style-name="T44">Un identificativo univoco, che ho modellato come un </text:span><text:span text:style-name="T48">Integer</text:span></text:p>
        </text:list-item>
        <text:list-item>
          <text:p text:style-name="P13"><text:span text:style-name="T43">Un autore del post, che ho rappresentato tramite una </text:span><text:span text:style-name="T47">String</text:span></text:p>
        </text:list-item>
        <text:list-item>
          <text:p text:style-name="P13"><text:span text:style-name="T43">Il testo del post, una </text:span><text:span text:style-name="T47">String </text:span><text:span text:style-name="T43">lunga al massimo 140 caratteri</text:span></text:p>
        </text:list-item>
        <text:list-item>
          <text:p text:style-name="P14"><text:span text:style-name="T45">La data ed ora di pubblicazione del post, sotto forma di un’unica variabile di tipo </text:span><text:span text:style-name="T49">Date</text:span></text:p>
        </text:list-item>
        <text:list-item>
          <text:p text:style-name="P14"><text:span text:style-name="T45">Un</text:span><text:span text:style-name="T49"> Set&lt;String&gt; </text:span><text:span text:style-name="T45">di like che altri utenti della rete hanno messo al post</text:span></text:p>
        </text:list-item>
      </text:list>
      <text:p text:style-name="P17"><text:span text:style-name="T45">S</text:span><text:span text:style-name="T43">olo l’insieme di like è modificabile, mentre le altre componenti dello stato </text:span><text:span text:style-name="T46">possono essere soltanto lette.</text:span></text:p>
      <text:p text:style-name="P16"><text:span text:style-name="T45">I</text:span><text:span text:style-name="T43">l costruttore della classe Post ha la seguente signature:</text:span></text:p>
      <text:p text:style-name="P22"><text:span text:style-name="T51">public</text:span><text:span text:style-name="T43"> </text:span><text:span text:style-name="T55">Post</text:span><text:span text:style-name="T43">(</text:span><text:span text:style-name="T58">String</text:span><text:span text:style-name="T43"> </text:span><text:span text:style-name="T62">author</text:span><text:span text:style-name="T43">, </text:span><text:span text:style-name="T58">String</text:span><text:span text:style-name="T43"> </text:span><text:span text:style-name="T62">text</text:span><text:span text:style-name="T43">, </text:span><text:span text:style-name="T58">Date</text:span><text:span text:style-name="T43"> </text:span><text:span text:style-name="T62">timestamp</text:span><text:span text:style-name="T43">)</text:span></text:p>
      <text:p text:style-name="P21"><text:span text:style-name="T50">throws</text:span> <text:span text:style-name="T60">TextOverflowException</text:span><text:span text:style-name="T68">, </text:span><text:span text:style-name="T60">NullPointerException</text:span></text:p>
      <text:p text:style-name="P32"><text:span text:style-name="T28">Ho usato il tipo </text:span><text:span text:style-name="T7">Date</text:span><text:span text:style-name="T28"> per il timestamp poiché consente di stampare data ed ora, come richiesto; esiste anche un tipo di dato Timestamp, ma dal momento che l’unico utilizzo che faccio della variabile è la stampa non ho ritenuto necessario usarlo. </text:span><text:span text:style-name="T34">Inoltre ho ritenuto non necessario separare data ed ora del post sia nell’implementazione che nella rappresentazione astratta.</text:span></text:p>
      <text:p text:style-name="P32"><text:span text:style-name="T28">L’id viene generato all’interno del costuttore da un’istanza di </text:span><text:span text:style-name="T7">Random()</text:span><text:span text:style-name="T28"> su cui chiamo </text:span><text:span text:style-name="T7">nextInt()</text:span><text:span text:style-name="T28"> </text:span><text:span text:style-name="T29">e questo è quello standard che uso per creare istanze di Post</text:span><text:span text:style-name="T2">. </text:span><text:span text:style-name="T29">Tuttavia </text:span><text:span text:style-name="T30">ne </text:span><text:span text:style-name="T28">ho aggiunto un secondo che prende </text:span><text:span text:style-name="T31">in più</text:span><text:span text:style-name="T28"> un id come primo parametro solamente per agevolare il testing: </text:span><text:span text:style-name="T32">utilizzando tale costruttore posso </text:span><text:span text:style-name="T28">creare volutamente conflitti tra gli id dei post e verificare che venga sollevata l’eccezione </text:span><text:span text:style-name="T7">DuplicatePostException</text:span><text:span text:style-name="T2"> </text:span><text:span text:style-name="T28">e non venga aggiunto il post alla rete </text:span><text:span text:style-name="T33">sociale</text:span><text:span text:style-name="T28">.</text:span></text:p>
      <text:p text:style-name="P32"><text:span text:style-name="T2">Il set di like viene inizializzato al set vuoto, perché è presente un metodo </text:span><text:span text:style-name="T27">aggiuntivo</text:span><text:span text:style-name="T2"> che permette di aggiungere like a</text:span><text:span text:style-name="T26">l</text:span><text:span text:style-name="T2"> post. Se almeno uno dei parametri è</text:span><text:span text:style-name="T9"> </text:span><text:span text:style-name="T14">n</text:span><text:span text:style-name="T14">ul</text:span><text:span text:style-name="T14">l</text:span><text:span text:style-name="T9"> </text:span><text:span text:style-name="T9">viene sollevata l’eccezione </text:span><text:span text:style-name="T4">NullPointerException</text:span><text:span text:style-name="T9">, mentre </text:span><text:span text:style-name="T4">TextOverflowException</text:span><text:span text:style-name="T9"> viene sollevata se la stringa di testo passata come parametro ha una lunghezza </text:span><text:span text:style-name="T15">maggiore</text:span><text:span text:style-name="T9"> di 140 caratteri (determinati dal metodo length() di String).</text:span></text:p>
      <text:p text:style-name="P28"><text:span text:style-name="T8">Per l’implementazione del Set&lt;String&gt; usato </text:span><text:span text:style-name="T16">internamente </text:span><text:span text:style-name="T8">per memorizzare i like ho usato un </text:span><text:span text:style-name="T3">HashSet&lt;String&gt;</text:span><text:span text:style-name="T8"> in quanto garantisce una buona efficienza se confrontato con altre implementazioni dell’interfaccia Set e poiché non è necessario </text:span><text:span text:style-name="T17">in alcun metodo della classe o di SocialNetwork </text:span><text:span text:style-name="T8">sfruttare l’ordinamento relativo tra gli elementi del Set (</text:span><text:span text:style-name="T18">altrimenti</text:span><text:span text:style-name="T8"> avrei usato invece TreeSet).</text:span></text:p>
      <text:p text:style-name="P27"><text:span text:style-name="T8"/></text:p>
      <text:p text:style-name="P7"><text:span text:style-name="T1">Funzione di astrazione e invariante di rappresentazione</text:span></text:p>
      <text:p text:style-name="P18"><text:span text:style-name="T1">La funzione di astrazione è banale: le variabili d’istanza corrispondono ciascuna ad uno dei campi della quintupla </text:span><text:span text:style-name="T35">che definisce un elemento di Post. Per quanto riguarda invece l’invariante di rappresentazione, oltre alle usuali condizioni che nessuna variabile sia nulla e this non sia nullo si aggiungono i requisiti che nessun elemento del set di like (String) sia nullo e che sia diverso dall’autore del post; in più, essendo un insieme, non devono esservi duplicati </text:span><text:span text:style-name="T37">(mi sembra ragionevole imporre che un utente possa mettere </text:span><text:span text:style-name="T38">al </text:span><text:span text:style-name="T37">più un like </text:span><text:span text:style-name="T39">a</text:span><text:span text:style-name="T40">d</text:span><text:span text:style-name="T39"> </text:span><text:span text:style-name="T37">un post)</text:span><text:span text:style-name="T36">. </text:span><text:span text:style-name="T41">Come specificato dal testo ho anche imposto che i post possano avere non più di 140 caratteri.</text:span></text:p>
      <text:p text:style-name="P5"><text:span text:style-name="T1">Metodi aggiuntivi</text:span></text:p>
      <text:p text:style-name="P24"><text:span text:style-name="T19">Ho aggiunto, </text:span><text:span text:style-name="T20">oltre ai metodi che ritornano copie dei valori dello stato interno</text:span><text:span text:style-name="T19">, i seguenti metodi</text:span></text:p>
      <text:list xml:id="list679786489" text:style-name="L2">
        <text:list-item>
          <text:p text:style-name="P19"><text:span text:style-name="T52">public</text:span><text:span text:style-name="T54"> </text:span><text:span text:style-name="T59">void</text:span><text:span text:style-name="T54"> </text:span><text:span text:style-name="T56">addLike</text:span><text:span text:style-name="T54">(</text:span><text:span text:style-name="T59">String</text:span><text:span text:style-name="T54"> </text:span><text:span text:style-name="T63">follower</text:span><text:span text:style-name="T54">) </text:span><text:span text:style-name="T52">throws</text:span><text:span text:style-name="T54"> </text:span><text:span text:style-name="T59">NullPointerException</text:span><text:span text:style-name="T54">, </text:span><text:span text:style-name="T59">SelfLikeException</text:span></text:p>
        </text:list-item>
        <text:list-item>
          <text:p text:style-name="P19"><text:soft-page-break/><text:span text:style-name="T52">public</text:span><text:span text:style-name="T54"> </text:span><text:span text:style-name="T59">String</text:span><text:span text:style-name="T54"> </text:span><text:span text:style-name="T56">toString</text:span><text:span text:style-name="T54">()</text:span></text:p>
        </text:list-item>
        <text:list-item>
          <text:p text:style-name="P19"><text:span text:style-name="T52">public</text:span><text:span text:style-name="T54"> </text:span><text:span text:style-name="T59">boolean</text:span><text:span text:style-name="T54"> </text:span><text:span text:style-name="T56">equals</text:span><text:span text:style-name="T54">(</text:span><text:span text:style-name="T59">Post</text:span><text:span text:style-name="T54"> </text:span><text:span text:style-name="T63">other</text:span><text:span text:style-name="T54">)</text:span></text:p>
        </text:list-item>
      </text:list>
      <text:p text:style-name="P20"/>
      <text:p text:style-name="P25"><text:span text:style-name="T1">Il metodo </text:span><text:span text:style-name="T3">addLike() </text:span><text:span text:style-name="T8">aggiunge, dopo aver controllato che non sia null, l’utente follower passato come parametro </text:span><text:span text:style-name="T10">al Set di like del post, a condizione che non sia uguale all’autore del post. Al verificarsi di quest’ultima situazione viene sollevata l’eccezione SelfLikeException.</text:span></text:p>
      <text:p text:style-name="P30"><text:span text:style-name="T20">Una nota riguardo al</text:span><text:span text:style-name="T11"> metodo </text:span><text:span text:style-name="T5">getLikes()</text:span><text:span text:style-name="T11">:</text:span><text:span text:style-name="T5"> </text:span><text:span text:style-name="T11">ritorna una copia </text:span><text:span text:style-name="T12">(dei valori, non dei puntatori) </text:span><text:span text:style-name="T11">del set di like del post sotto forma di </text:span><text:span text:style-name="T5">Set&lt;String&gt;</text:span><text:span text:style-name="T11">. La ragione è semplicemente la possibilità di usare direttamente l’oggetto ritornato dal metodo come valore </text:span><text:span text:style-name="T21">da inserire</text:span><text:span text:style-name="T11"> </text:span><text:span text:style-name="T21">nel</text:span><text:span text:style-name="T11">la mappa </text:span><text:span text:style-name="T5">Map&lt;String, Set&lt;String&gt;&gt;</text:span><text:span text:style-name="T11"> usata in SocialNetwork </text:span><text:span text:style-name="T20">senza usare un set ausiliario inizializzato con una sottoclasse di Collection.</text:span></text:p>
      <text:p text:style-name="P31"><text:span text:style-name="T11">I</text:span><text:span text:style-name="T13">l metodo </text:span><text:span text:style-name="T6">toString()</text:span><text:span text:style-name="T13"> che ho sovrascritto è utile per ritornare la rappresentazione del Post come </text:span><text:span text:style-name="T25">5</text:span><text:span text:style-name="T13">-upla, </text:span><text:span text:style-name="T22">nel formato</text:span><text:span text:style-name="T13"> specificato </text:span><text:span text:style-name="T22">dalla</text:span><text:span text:style-name="T13"> funzione di astrazione. </text:span><text:span text:style-name="T22">Ho deciso di mantenere solo i primi </text:span><text:span text:style-name="T23">venti</text:span><text:span text:style-name="T22"> caratteri della stringa di testo per evitare di rendere l’output dei testcase troppo corposo ed al tempo stesso mostrare che effettivamente viene letto con successo.</text:span></text:p>
      <text:p text:style-name="P31"><text:span text:style-name="T8">Il metodo </text:span><text:span text:style-name="T3">equals()</text:span><text:span text:style-name="T8"> che ho sovrascritto prende come pa</text:span><text:span text:style-name="T13">rametro un altro Post e solleva </text:span><text:span text:style-name="T6">NullPointerException </text:span><text:span text:style-name="T13">se other == null, altrimenti confronta il campo id (dato che ogni post ha identificatore unico e che, per come ho implementato SocialNetwork, non inserisco post che hanno lo stesso id) e ritorna true se e solo se l’id di this e quello di other sono uguali, </text:span><text:span text:style-name="T24">senza confrontare le altre varaibili d’istanza.</text:span></text:p>
      <text:p text:style-name="P26"><text:span text:style-name="T11"/></text:p>
      <text:p text:style-name="P10">La classe SocialNetwork</text:p>
      <text:p text:style-name="P15"/>
      <text:p text:style-name="P33"><text:span text:style-name="T70">Ho strutturato la classe SocialNetwork come una tripla formata da due funzioni (mappe) ed una lista di post. Le mappe associano rispettivamente ad ogni utente presente nella rete i suoi follower ed i suoi following, mentre la lista contiene tutti i post presenti nella rete. </text:span><text:span text:style-name="T71">Inoltre ho implementato la possibilità di aggiungere dei post alla rete e di eliminarli tramite funzioni apposite che aggiornano anche le mappe. Non è possibile </text:span><text:span text:style-name="T73">modificare i post (</text:span><text:span text:style-name="T71">aggiungere like</text:span><text:span text:style-name="T73">)</text:span><text:span text:style-name="T71"> ad </text:span><text:span text:style-name="T73">un post tramite istanze di questa classe</text:span><text:span text:style-name="T71">, in quanto ho ritenuto più attinente quella funzionalità ad un’altra classe che consenta di manipolare i post (ad esempio una classe User, non implementata, che potrebbe </text:span><text:span text:style-name="T72">mantenere una lista di Post e manipolarli in vario modo</text:span><text:span text:style-name="T71">).</text:span></text:p>
      <text:p text:style-name="P6"><text:span text:style-name="T42">Metodi aggiuntivi</text:span></text:p>
      <text:p text:style-name="P8"><text:span text:style-name="T71">R</text:span><text:span text:style-name="T69">ispetto ad i metodi richiesti ho aggiunto i seguenti:</text:span></text:p>
      <text:p text:style-name="P23"><text:span text:style-name="T53">private</text:span><text:span text:style-name="T69"> </text:span><text:span text:style-name="T61">void</text:span><text:span text:style-name="T69"> </text:span><text:span text:style-name="T57">updateFollowers</text:span><text:span text:style-name="T69">(</text:span><text:span text:style-name="T61">Post</text:span><text:span text:style-name="T69"> </text:span><text:span text:style-name="T64">post</text:span><text:span text:style-name="T69">, </text:span><text:span text:style-name="T61">Map</text:span><text:span text:style-name="T69">&lt;</text:span><text:span text:style-name="T61">String</text:span><text:span text:style-name="T69">, </text:span><text:span text:style-name="T61">Set</text:span><text:span text:style-name="T69">&lt;</text:span><text:span text:style-name="T61">String</text:span><text:span text:style-name="T69">&gt;&gt; </text:span><text:span text:style-name="T64">myFollowers</text:span><text:span text:style-name="T69">) </text:span><text:span text:style-name="T53">throws</text:span><text:span text:style-name="T69"> </text:span><text:span text:style-name="T61">NullPointerException</text:span></text:p>
      <text:p text:style-name="P23"><text:span text:style-name="T53">private</text:span><text:span text:style-name="T69"> </text:span><text:span text:style-name="T61">void</text:span><text:span text:style-name="T69"> </text:span><text:span text:style-name="T57">updateFollowing</text:span><text:span text:style-name="T69">(</text:span><text:span text:style-name="T61">Post</text:span><text:span text:style-name="T69"> </text:span><text:span text:style-name="T64">post</text:span><text:span text:style-name="T69">, </text:span><text:span text:style-name="T61">Map</text:span><text:span text:style-name="T69">&lt;</text:span><text:span text:style-name="T61">String</text:span><text:span text:style-name="T69">, </text:span><text:span text:style-name="T61">Set</text:span><text:span text:style-name="T69">&lt;</text:span><text:span text:style-name="T61">String</text:span><text:span text:style-name="T69">&gt;&gt; </text:span><text:span text:style-name="T64">iFollow</text:span><text:span text:style-name="T69">) </text:span><text:span text:style-name="T53">throws</text:span><text:span text:style-name="T69"> </text:span><text:span text:style-name="T61">NullPointerException</text:span></text:p>
      <text:p text:style-name="P23"><text:span text:style-name="T53">public</text:span><text:span text:style-name="T69"> </text:span><text:span text:style-name="T61">void</text:span><text:span text:style-name="T69"> </text:span><text:span text:style-name="T57">addPost</text:span><text:span text:style-name="T69">(</text:span><text:span text:style-name="T61">Post</text:span><text:span text:style-name="T69"> </text:span><text:span text:style-name="T64">p</text:span><text:span text:style-name="T69">) </text:span><text:span text:style-name="T53">throws</text:span><text:span text:style-name="T69"> </text:span><text:span text:style-name="T61">NullPointerException</text:span><text:span text:style-name="T69">, </text:span><text:span text:style-name="T61">DuplicatePostException</text:span></text:p>
      <text:p text:style-name="P23"><text:span text:style-name="T53">public</text:span><text:span text:style-name="T69"> </text:span><text:span text:style-name="T61">void</text:span><text:span text:style-name="T69"> </text:span><text:span text:style-name="T57">rmPost</text:span><text:span text:style-name="T69">(</text:span><text:span text:style-name="T61">Post</text:span><text:span text:style-name="T69"> </text:span><text:span text:style-name="T64">p</text:span><text:span text:style-name="T69">) </text:span><text:span text:style-name="T53">throws</text:span><text:span text:style-name="T69"> </text:span><text:span text:style-name="T61">NullPointerException</text:span><text:span text:style-name="T69">, </text:span><text:span text:style-name="T61">NoSuchPostException</text:span></text:p>
      <text:p text:style-name="P23"><text:span text:style-name="T53">private</text:span><text:span text:style-name="T69"> </text:span><text:span text:style-name="T61">void</text:span><text:span text:style-name="T69"> </text:span><text:span text:style-name="T57">rmFromMaps</text:span><text:span text:style-name="T69">(</text:span><text:span text:style-name="T61">Post</text:span><text:span text:style-name="T69"> </text:span><text:span text:style-name="T64">post</text:span><text:span text:style-name="T69">)</text:span></text:p>
      <text:p text:style-name="P23"><text:span text:style-name="T53">public</text:span><text:span text:style-name="T69"> </text:span><text:span text:style-name="T61">Map</text:span><text:span text:style-name="T69">&lt;</text:span><text:span text:style-name="T61">String</text:span><text:span text:style-name="T69">, </text:span><text:span text:style-name="T61">Set</text:span><text:span text:style-name="T69">&lt;</text:span><text:span text:style-name="T61">String</text:span><text:span text:style-name="T69">&gt;&gt; </text:span><text:span text:style-name="T57">guessFollowing</text:span><text:span text:style-name="T69">(</text:span><text:span text:style-name="T61">List</text:span><text:span text:style-name="T69">&lt;</text:span><text:span text:style-name="T61">Post</text:span><text:span text:style-name="T69">&gt; </text:span><text:span text:style-name="T64">ps</text:span><text:span text:style-name="T69">)</text:span></text:p>
      <text:p text:style-name="P23"><text:span text:style-name="T53">public</text:span><text:span text:style-name="T69"> </text:span><text:span text:style-name="T61">List</text:span><text:span text:style-name="T69">&lt;</text:span><text:span text:style-name="T61">Post</text:span><text:span text:style-name="T69">&gt; </text:span><text:span text:style-name="T57">getPosts</text:span><text:span text:style-name="T69">()</text:span></text:p>
      <text:p text:style-name="P23"><text:span text:style-name="T53">public</text:span><text:span text:style-name="T69"> </text:span><text:span text:style-name="T61">boolean</text:span><text:span text:style-name="T69"> </text:span><text:span text:style-name="T57">equals</text:span><text:span text:style-name="T69">(</text:span><text:span text:style-name="T61">SocialNetwork</text:span><text:span text:style-name="T69"> </text:span><text:span text:style-name="T64">other</text:span><text:span text:style-name="T69">)</text:span></text:p>
      <text:p text:style-name="P23"><text:span text:style-name="T53">public</text:span><text:span text:style-name="T69"> </text:span><text:span text:style-name="T61">String</text:span><text:span text:style-name="T69"> </text:span><text:span text:style-name="T57">toString</text:span><text:span text:style-name="T69">()</text:span></text:p>
      <text:p text:style-name="P8"><text:span text:style-name="T6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'DejaVu Sans Mono', 'Droid Sans Mono', monospace, monospace, 'Droid Sans Fallback'," svg:font-family="''DejaVu Sans Mono', 'Droid Sans Mono', monospace, monospace, 'Droid Sans Fallback',', ', 'Droid Sans Mono',', ', monospace,', monospace, ', 'Droid Sans Fallback', 'font-weight: normal', 'font-size: 14px', 'line-height: 19px', 'white-space: pre'"/>
    <style:font-face style:name="'DejaVu Sans Mono" svg:font-family="''DejaVu Sans Mono', 'Droid Sans Mono', monospace, monospace, 'Droid Sans Fallback', ',', 'Droid Sans Mono', ',', monospace, ', monospace,', 'Droid Sans Fallback', 'font-weight: normal', 'font-size: 14px', 'line-height: 19px', 'white-space: pre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21:35:48.489076125</meta:creation-date>
    <dc:date>2020-11-10T19:43:28.125881639</dc:date>
    <meta:editing-duration>PT2H8M51S</meta:editing-duration>
    <meta:editing-cycles>48</meta:editing-cycles>
    <meta:generator>LibreOffice/6.4.6.2$Linux_X86_64 LibreOffice_project/40$Build-2</meta:generator>
    <meta:document-statistic meta:table-count="0" meta:image-count="0" meta:object-count="0" meta:page-count="2" meta:paragraph-count="42" meta:word-count="976" meta:character-count="6540" meta:non-whitespace-character-count="5614"/>
  </office:meta>
</office:document-meta>
</file>